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17.004cm" fo:margin-left="0cm" fo:margin-right="-0.005cm" style:page-number="0" table:align="margins"/>
    </style:style>
    <style:style style:name="Table1.A" style:family="table-column">
      <style:table-column-properties style:column-width="1.946cm" style:rel-column-width="7497*"/>
    </style:style>
    <style:style style:name="Table1.B" style:family="table-column">
      <style:table-column-properties style:column-width="15.058cm" style:rel-column-width="58038*"/>
    </style:style>
    <style:style style:name="Tab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0c0c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Table_20_Contents">
      <style:paragraph-properties fo:margin-left="0.499cm" fo:margin-right="0cm" fo:text-indent="0cm" style:auto-text-indent="false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 style:list-style-name="L2">
      <style:text-properties fo:font-style="normal" style:font-style-asian="normal" style:font-style-complex="normal"/>
    </style:style>
    <style:style style:name="P7" style:family="paragraph" style:parent-style-name="Standard" style:list-style-name="L3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page-content" style:horizontal-pos="right" style:horizontal-rel="paragraph-end-margin" fo:padding="0cm" fo:border="none" style:shadow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1" text:anchor-type="paragraph" fo:min-width="4.172cm" svg:height="0.813cm" draw:z-index="0"><draw:text-box><text:p text:style-name="P1">Generated at: <text:span text:style-name="Ruby_20_Value">Time.now</text:span></text:p></draw:text-box></draw:frame>Master Document Demonstration</text:h>
      <text:p text:style-name="Standard"/>
      <text:p text:style-name="Standard">Features of interest in this demonstration:</text:p>
      <text:list text:style-name="L1">
        <text:list-item>
          <text:p text:style-name="P2">The current date &amp; time is shown at the top in a text frame that grows horizontally to the left. Techniques such as that are useful for absolute positioning of information on a page.</text:p>
        </text:list-item>
        <text:list-item>
          <text:p text:style-name="P2">Also note that the date/time is generated from a Ruby command – not a locally-assigned variable. <text:s/>You can put any Ruby code you want in a Documatic document.</text:p>
        </text:list-item>
        <text:list-item>
          <text:p text:style-name="P2">Table looping is demonstrated below. <text:s/>Use rows that span the entire width of the table, and put Ruby Code in them. <text:s/>The result will be that the entire row is removed and replaced with embedded Ruby code. <text:s/>Important: note that the line break after “i = 0” is <text:span text:style-name="T1">not a paragraph break</text:span><text:span text:style-name="T2"> (show non-printing characters to see what I mean). <text:s/>You can insert a line break using SHIFT+ENTER.</text:span></text:p>
        </text:list-item>
        <text:list-item>
          <text:p text:style-name="P3">Note the use of the Documatic helper method <text:span text:style-name="Source_20_Text">partial()</text:span> to insert a partial template in each row of the table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o.</text:p>
          </table:table-cell>
          <table:table-cell table:style-name="Table1.B1" office:value-type="string">
            <text:p text:style-name="Table_20_Contents">Person Information</text:p>
          </table:table-cell>
        </table:table-row>
        <table:table-row>
          <table:table-cell table:style-name="Table1.A2" table:number-columns-spanned="2" office:value-type="string">
            <text:p text:style-name="Table_20_Contents"><text:span text:style-name="Ruby_20_Code">i = 0<text:line-break/>people.each do |person|</text:span></text:p>
          </table:table-cell>
          <table:covered-table-cell/>
        </table:table-row>
        <table:table-row>
          <table:table-cell table:style-name="Table1.A3" office:value-type="string">
            <text:p text:style-name="P4"><text:span text:style-name="Ruby_20_Value">i+=1</text:span>.</text:p>
          </table:table-cell>
          <table:table-cell table:style-name="Table1.A2" office:value-type="string">
            <text:p text:style-name="Table_20_Contents"><text:span text:style-name="Ruby_20_Block">partial('partial.odt', :person =&gt; person)</text:span></text:p>
          </table:table-cell>
        </table:table-row>
        <table:table-row>
          <table:table-cell table:style-name="Table1.A2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ext:p text:style-name="Standard"/>
      <text:list text:style-name="L1">
        <text:list-item text:start-value="1">
          <text:p text:style-name="P3">Sequential numbering within tables is normally handled automatically by OpenOffice.org. With Documatic, it is necessary to set up a counter (in this case “i”) and increment it on each row. <text:s/>However this is not necessary when using lists outside of table rows. <text:s/>The following example demonstrates how you can put Ruby Code in list items to loop the list:</text:p>
        </text:list-item>
      </text:list>
      <text:p text:style-name="P5"/>
      <text:list text:style-name="L2">
        <text:list-item>
          <text:p text:style-name="P6"><text:span text:style-name="Ruby_20_Code">people.each do |person|</text:span></text:p>
        </text:list-item>
        <text:list-item>
          <text:p text:style-name="P6">Name: <text:span text:style-name="Ruby_20_Value">person[:given]</text:span> <text:span text:style-name="Ruby_20_Value">person[:surname]</text:span>. <text:s/>Phone: <text:span text:style-name="Ruby_20_Value">person[:phone]</text:span>.</text:p>
        </text:list-item>
        <text:list-item>
          <text:p text:style-name="P6"><text:span text:style-name="Ruby_20_Code">end</text:span></text:p>
        </text:list-item>
      </text:list>
      <text:p text:style-name="P5"/>
      <text:list text:style-name="L3">
        <text:list-item>
          <text:p text:style-name="P7">The total number of people: <text:span text:style-name="Ruby_20_Literal">span((people.length &gt; 2 ? 'BoldRed' : 'BoldBlue'), people.length)</text:span>.</text:p>
        </text:list-item>
      </text:list>
      <text:p text:style-name="P5"/>
      <text:h text:style-name="Heading_20_2" text:outline-level="2">Documatic</text:h>
      <text:p text:style-name="P5"><text:a xlink:type="simple" xlink:href="http://documatic.240gl.org/"><text:span text:style-name="Internet_20_link">http://documatic.240gl.org</text:span></text:a></text:p>
      <text:p text:style-name="P5"><text:a xlink:type="simple" xlink:href="http://rubyforge.org/projects/documatic">http://rubyforge.org/projects/documatic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en" fo:country="US" style:text-underline-style="solid" style:text-underline-width="auto" style:text-underline-color="font-color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Ruby_20_Code" style:display-name="Ruby Code" style:family="text">
      <style:text-properties style:font-name="Courier 10 Pitch" fo:font-size="10pt" fo:language="en" fo:country="US" fo:background-color="#ff8080"/>
    </style:style>
    <style:style style:name="Ruby_20_Value" style:display-name="Ruby Value" style:family="text" style:parent-style-name="Ruby_20_Code">
      <style:text-properties fo:color="#000080" fo:language="en" fo:country="US" style:text-underline-style="dotted" style:text-underline-width="auto" style:text-underline-color="font-color" fo:background-color="#ccffff"/>
    </style:style>
    <style:style style:name="Ruby_20_Block" style:display-name="Ruby Block" style:family="text" style:parent-style-name="Ruby_20_Value">
      <style:text-properties fo:color="#355e00" style:text-underline-style="dotted" style:text-underline-width="auto" style:text-underline-color="font-color" fo:background-color="#ffff99"/>
    </style:style>
    <style:style style:name="Ruby_20_Literal" style:display-name="Ruby Literal" style:family="text" style:parent-style-name="Ruby_20_Value">
      <style:text-properties fo:color="#660066" fo:background-color="#9999ff"/>
    </style:style>
    <style:style style:name="BoldRed" style:family="text">
      <style:text-properties fo:color="#800000" fo:font-weight="bold" fo:background-color="#ffcc99"/>
    </style:style>
    <style:style style:name="BoldBlue" style:family="text">
      <style:text-properties fo:color="#000080" fo:font-weight="bold" fo:background-color="#ccff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ubuntu</meta:initial-creator>
    <meta:creation-date>2007-05-14T11:31:25</meta:creation-date>
    <dc:creator>david</dc:creator>
    <dc:date>2007-05-16T21:16:04</dc:date>
    <dc:language>en-US</dc:language>
    <meta:editing-cycles>11</meta:editing-cycles>
    <meta:editing-duration>PT50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1" meta:word-count="268" meta:character-count="1628"/>
  </office:meta>
</office:document-meta>
</file>